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7700000282F8C6D87C26A5F136.png" manifest:media-type="image/png"/>
  <manifest:file-entry manifest:full-path="Pictures/100000010000017B0000014CDE8227DE00000C16.png" manifest:media-type="image/png"/>
  <manifest:file-entry manifest:full-path="Pictures/2000002800002711000022393E18E4EED700705D.svm" manifest:media-type="image/x-svm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Ubuntu Light" svg:font-family="'Ubuntu Light'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ff8000" draw:fill-color="#666666" draw:textarea-horizontal-align="justify" draw:textarea-vertical-align="middle" draw:auto-grow-height="false" fo:min-height="0.17cm" fo:min-width="1.6cm"/>
    </style:style>
    <style:style style:name="gr3" style:family="graphic" style:parent-style-name="standard" style:list-style-name="L1">
      <style:graphic-properties draw:stroke="none" svg:stroke-color="#000000" draw:fill="none" draw:fill-color="#ffffff" draw:textarea-vertical-align="middle" fo:min-height="0.4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svg:stroke-color="#ff8000" draw:fill-color="#ff8000" draw:textarea-horizontal-align="justify" draw:textarea-vertical-align="middle" draw:auto-grow-height="false" fo:min-height="0.17cm" fo:min-width="1.783cm"/>
    </style:style>
    <style:style style:name="gr5" style:family="graphic" style:parent-style-name="standard">
      <style:graphic-properties draw:fill-color="#666666" draw:textarea-horizontal-align="justify" draw:textarea-vertical-align="middle" draw:auto-grow-height="false" fo:min-height="0.15cm" fo:min-width="3.75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651cm" fo:padding-top="0cm" fo:padding-bottom="0cm" fo:padding-left="0cm" fo:padding-right="0cm">
        <style:columns fo:column-count="6" fo:column-gap="0cm"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5*" fo:start-indent="0cm" fo:end-indent="0cm"/>
        </style:columns>
      </style:graphic-properties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middle" fo:min-height="0.4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false" draw:auto-grow-width="false" draw:fit-to-size="false" style:shrink-to-fit="true" fo:min-height="2.426cm" fo:min-width="1.627cm" fo:padding-top="0cm" fo:padding-bottom="0cm" fo:padding-left="0cm" fo:padding-right="0cm">
        <style:columns fo:column-count="5" fo:column-gap="0cm"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</style:columns>
      </style:graphic-properties>
      <style:paragraph-properties style:writing-mode="lr-tb"/>
    </style:style>
    <style:style style:name="gr9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666666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-color="#ff8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ffff" loext:opacity="100%" fo:font-size="9pt" fo:font-weight="bold" fo:background-color="#666666" style:font-size-asian="9pt" style:font-weight-asian="bold" style:font-size-complex="9pt" style:font-weight-complex="bold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pt" fo:font-style="normal" fo:text-shadow="none" style:text-underline-style="none" fo:font-weight="bold" style:letter-kerning="true" fo:background-color="#ff8000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ffffff" loext:opacity="100%" fo:font-size="9pt" fo:font-weight="bold" fo:background-color="#ff8000" style:font-size-asian="9pt" style:font-weight-asian="bold" style:font-size-complex="9pt" style:font-weight-complex="bold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pt" fo:font-style="normal" fo:text-shadow="none" style:text-underline-style="none" fo:font-weight="bold" style:letter-kerning="true" fo:background-color="#666666" style:font-name-asian="DejaVu Sans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.19999980926514pt" fo:letter-spacing="-0.007cm" fo:font-style="normal" fo:text-shadow="none" style:text-underline-style="none" fo:font-weight="bold" style:letter-kerning="true" fo:background-color="#666666" style:font-name-asian="DejaVu Sans" style:font-size-asian="6.19999980926514pt" style:font-style-asian="normal" style:font-weight-asian="bold" style:font-name-complex="Noto Sans Devanagari" style:font-size-complex="6.199999809265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loext:opacity="100%" fo:font-size="7pt" fo:font-weight="bold" fo:background-color="#666666" style:font-size-asian="7pt" style:font-weight-asian="bold" style:font-size-complex="7pt" style:font-weight-complex="bold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pt" fo:font-style="normal" fo:text-shadow="none" style:text-underline-style="none" fo:font-weight="bold" style:letter-kerning="true" fo:background-color="#ff8000" style:font-name-asian="DejaVu Sans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.19999980926514pt" fo:font-style="normal" fo:text-shadow="none" style:text-underline-style="none" fo:font-weight="bold" style:letter-kerning="true" fo:background-color="#ff8000" style:font-name-asian="DejaVu Sans" style:font-size-asian="6.19999980926514pt" style:font-style-asian="normal" style:font-weight-asian="bold" style:font-name-complex="Noto Sans Devanagari" style:font-size-complex="6.1999998092651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ffff" loext:opacity="100%" fo:font-size="7pt" fo:font-weight="bold" fo:background-color="#ff8000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cm" svg:height="8.76cm" svg:x="1cm" svg:y="3.3cm">
          <draw:image xlink:href="Pictures/2000002800002711000022393E18E4EED700705D.svm" xlink:type="simple" xlink:show="embed" xlink:actuate="onLoad" draw:mime-type="image/x-svm">
            <text:p/>
          </draw:image>
          <draw:image xlink:href="Pictures/100000010000017B0000014CDE8227DE00000C16.png" xlink:type="simple" xlink:show="embed" xlink:actuate="onLoad" draw:mime-type="image/png"/>
        </draw:frame>
        <draw:custom-shape draw:style-name="gr2" draw:text-style-name="P2" draw:layer="layout" svg:width="2.1cm" svg:height="0.42cm" svg:x="1.1cm" svg:y="3.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283cm" svg:height="0.42cm" svg:x="1.1cm" svg:y="3.7cm">
          <draw:text-box>
            <text:p text:style-name="P3"><text:span text:style-name="T1">TTL </text:span><text:span text:style-name="T2">OUTPUTS</text:span></text:p>
          </draw:text-box>
        </draw:frame>
        <draw:custom-shape draw:style-name="gr4" draw:text-style-name="P5" draw:layer="layout" svg:width="2.283cm" svg:height="0.42cm" svg:x="1cm" svg:y="11.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5cm" svg:height="0.4cm" svg:x="1cm" svg:y="11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4.117cm" svg:height="11.066cm" svg:x="3.283cm" svg:y="2.3cm">
          <draw:image xlink:href="Pictures/100000000000057700000282F8C6D87C26A5F136.png" xlink:type="simple" xlink:show="embed" xlink:actuate="onLoad" draw:mime-type="image/png">
            <text:p/>
          </draw:image>
        </draw:frame>
        <draw:frame draw:style-name="gr6" draw:text-style-name="P7" draw:layer="layout" svg:width="3.3cm" svg:height="1.651cm" svg:x="1cm" svg:y="11.035cm">
          <draw:text-box>
            <text:p text:style-name="P6"><text:span text:style-name="T3">1</text:span></text:p>
            <text:p text:style-name="P6"><text:span text:style-name="T3">2</text:span></text:p>
            <text:p text:style-name="P6"><text:span text:style-name="T3">3</text:span></text:p>
            <text:p text:style-name="P6"><text:span text:style-name="T3">4</text:span></text:p>
            <text:p text:style-name="P6"><text:span text:style-name="T3">5</text:span></text:p>
            <text:p text:style-name="P6"><text:span text:style-name="T3">6</text:span></text:p>
          </draw:text-box>
        </draw:frame>
        <draw:frame draw:style-name="gr7" draw:text-style-name="P8" draw:layer="layout" svg:width="2.283cm" svg:height="0.42cm" svg:x="1cm" svg:y="11.24cm">
          <draw:text-box>
            <text:p text:style-name="P3"><text:span text:style-name="T4">TTL </text:span><text:span text:style-name="T5">OUTPUTS</text:span></text:p>
          </draw:text-box>
        </draw:frame>
        <draw:frame draw:style-name="gr8" draw:text-style-name="P9" draw:layer="layout" svg:width="1.627cm" svg:height="2.426cm" svg:x="2.073cm" svg:y="1.9cm">
          <draw:text-box>
            <text:p text:style-name="P6"><text:span text:style-name="T6">1</text:span></text:p>
            <text:p text:style-name="P6"><text:span text:style-name="T6">2</text:span></text:p>
            <text:p text:style-name="P6"><text:span text:style-name="T6">3</text:span></text:p>
            <text:p text:style-name="P6"><text:span text:style-name="T6">4</text:span></text:p>
            <text:p text:style-name="P6"><text:span text:style-name="T6">5</text:span></text:p>
            <text:p text:style-name="P6"><text:span text:style-name="T6">6</text:span></text:p>
          </draw:text-box>
        </draw:frame>
        <draw:line draw:style-name="gr9" draw:text-style-name="P1" draw:layer="layout" svg:x1="3.483cm" svg:y1="3.3cm" svg:x2="3.483cm" svg:y2="4.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Ubuntu Light" svg:font-family="'Ubuntu Ligh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3cm" svg:stroke-color="#666666" draw:marker-start-width="0.395cm" draw:marker-end-width="0.395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11T11:44:17.757200179</meta:creation-date>
    <meta:editing-cycles>7</meta:editing-cycles>
    <meta:editing-duration>PT25M44S</meta:editing-duration>
    <dc:date>2025-03-11T18:19:11.535130105</dc:date>
    <meta:generator>LibreOffice/7.3.7.2$Linux_X86_64 LibreOffice_project/30$Build-2</meta:generator>
    <meta:document-statistic meta:object-count="10"/>
  </office:meta>
</office:document-meta>
</file>